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QueueExecutor.sendAndReceive( Message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xedQueueExecutor.FixedQueueExecutor( QueueSender producer , int timeout , boolean useReqMsgIdAsCorr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QueueExecutor.FixedQueueExecutor( QueueSender producer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